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d8" officeooo:paragraph-rsid="001036d8"/>
    </style:style>
    <style:style style:name="P2" style:family="paragraph" style:parent-style-name="Standard">
      <style:text-properties officeooo:rsid="001036d8" officeooo:paragraph-rsid="0017d108"/>
    </style:style>
    <style:style style:name="P3" style:family="paragraph" style:parent-style-name="Standard">
      <style:text-properties officeooo:paragraph-rsid="001036d8"/>
    </style:style>
    <style:style style:name="P4" style:family="paragraph" style:parent-style-name="Standard">
      <style:text-properties officeooo:rsid="0011b3b2" officeooo:paragraph-rsid="0011b3b2"/>
    </style:style>
    <style:style style:name="P5" style:family="paragraph" style:parent-style-name="Standard">
      <style:text-properties fo:font-size="10pt" officeooo:rsid="001036d8" officeooo:paragraph-rsid="0014f5c8" style:font-size-asian="10pt" style:font-size-complex="10pt"/>
    </style:style>
    <style:style style:name="P6" style:family="paragraph" style:parent-style-name="Standard">
      <style:text-properties style:font-name="CMU Typewriter Text" officeooo:rsid="0011b3b2" officeooo:paragraph-rsid="0011b3b2"/>
    </style:style>
    <style:style style:name="P7" style:family="paragraph" style:parent-style-name="Standard">
      <style:text-properties style:font-name="CMU Typewriter Text" fo:font-size="10pt" officeooo:rsid="001036d8" officeooo:paragraph-rsid="001036d8" style:font-size-asian="10pt" style:font-size-complex="10pt"/>
    </style:style>
    <style:style style:name="P8" style:family="paragraph" style:parent-style-name="Standard">
      <style:text-properties style:font-name="CMU Typewriter Text" fo:font-size="10pt" officeooo:rsid="001036d8" officeooo:paragraph-rsid="0014f5c8" style:font-size-asian="10pt" style:font-size-complex="10pt"/>
    </style:style>
    <style:style style:name="P9" style:family="paragraph" style:parent-style-name="Standard">
      <style:text-properties style:font-name="CMU Typewriter Text" fo:font-size="10pt" officeooo:rsid="001036d8" officeooo:paragraph-rsid="0017d108" style:font-size-asian="10pt" style:font-size-complex="10pt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1b3b2"/>
    </style:style>
    <style:style style:name="T2" style:family="text">
      <style:text-properties style:font-name="Andale Mono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1b3b2" style:font-size-asian="10pt" style:font-size-complex="10pt"/>
    </style:style>
    <style:style style:name="T5" style:family="text">
      <style:text-properties style:font-name="CMU Typewriter Text"/>
    </style:style>
    <style:style style:name="T6" style:family="text">
      <style:text-properties style:font-name="CMU Typewriter Text" fo:font-size="10pt" style:font-size-asian="10pt" style:font-size-complex="10pt"/>
    </style:style>
    <style:style style:name="T7" style:family="text">
      <style:text-properties style:font-name="CMU Typewriter Text" fo:font-size="10pt" officeooo:rsid="00133667" style:font-size-asian="10pt" style:font-size-complex="10pt"/>
    </style:style>
    <style:style style:name="T8" style:family="text">
      <style:text-properties style:font-name="CMU Typewriter Text" fo:font-size="10pt" officeooo:rsid="001036d8" style:font-size-asian="10pt" style:font-size-complex="10pt"/>
    </style:style>
    <style:style style:name="T9" style:family="text">
      <style:text-properties style:font-name="CMU Typewriter Text" officeooo:rsid="0014f5c8"/>
    </style:style>
    <style:style style:name="T10" style:family="text">
      <style:text-properties officeooo:rsid="0016d8fb"/>
    </style:style>
    <style:style style:name="T11" style:family="text">
      <style:text-properties officeooo:rsid="0017d108"/>
    </style:style>
    <style:style style:name="T12" style:family="text">
      <style:text-properties officeooo:rsid="00192a9a"/>
    </style:style>
    <style:style style:name="T13" style:family="text">
      <style:text-properties fo:color="#ce181e" fo:font-size="10pt" style:font-size-asian="10pt" style:font-size-complex="10pt"/>
    </style:style>
    <style:style style:name="T14" style:family="text">
      <style:text-properties fo:color="#ce181e" fo:font-size="10pt" officeooo:rsid="0017d108" style:font-size-asian="10pt" style:font-size-complex="10pt"/>
    </style:style>
    <style:style style:name="T15" style:family="text">
      <style:text-properties fo:color="#ce181e" fo:font-size="10pt" officeooo:rsid="0014f5c8" style:font-size-asian="10pt" style:font-size-complex="10pt"/>
    </style:style>
    <style:style style:name="T16" style:family="text">
      <style:text-properties officeooo:rsid="001b0283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0283" style:font-style-asian="normal" style:font-weight-asian="normal" style:font-style-complex="normal" style:font-weight-complex="normal"/>
    </style:style>
    <style:style style:name="T20" style:family="text">
      <style:text-properties fo:color="#00864b"/>
    </style:style>
    <style:style style:name="T21" style:family="text">
      <style:text-properties fo:color="#00864b" officeooo:rsid="001b028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Домашнее задание 1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Домашнее задание 1</text:p>
          </text:index-title>
          <text:p text:style-name="P11"><text:a xlink:type="simple" xlink:href="#__RefHeading___Toc216_238876366" text:style-name="Index_20_Link" text:visited-style-name="Index_20_Link">Практическое задание «Многоуровневая модель приложения» по курсу «Разработчик JavaEE»<text:tab/>1</text:a></text:p>
          <text:p text:style-name="P13"><text:a xlink:type="simple" xlink:href="#__RefHeading___Toc218_238876366" text:style-name="Index_20_Link" text:visited-style-name="Index_20_Link">1. Какие основные модели приложений Вам известны? Приведите примеры каждого из известных случаев.<text:tab/>1</text:a></text:p>
          <text:p text:style-name="P13"><text:a xlink:type="simple" xlink:href="#__RefHeading___Toc220_238876366" text:style-name="Index_20_Link" text:visited-style-name="Index_20_Link"><text:span text:style-name="T17">2. </text:span></text:a><text:a xlink:type="simple" xlink:href="#__RefHeading___Toc220_238876366" text:style-name="Index_20_Link" text:visited-style-name="Index_20_Link"><text:span text:style-name="T17">Объясните разницу между ними, в каких случаях стоит применять тот или иной подход?</text:span></text:a><text:a xlink:type="simple" xlink:href="#__RefHeading___Toc220_238876366" text:style-name="Index_20_Link" text:visited-style-name="Index_20_Link"><text:tab/>2</text:a></text:p>
          <text:p text:style-name="P13"><text:a xlink:type="simple" xlink:href="#__RefHeading___Toc222_238876366" text:style-name="Index_20_Link" text:visited-style-name="Index_20_Link"><text:span text:style-name="T17">3. </text:span></text:a><text:a xlink:type="simple" xlink:href="#__RefHeading___Toc222_238876366" text:style-name="Index_20_Link" text:visited-style-name="Index_20_Link"><text:span text:style-name="T17">Как Вы понимаете, что скрывается за понятиями тонкого и толстого клиента. Приведите пример яркого представителя thin-клиента.</text:span></text:a><text:a xlink:type="simple" xlink:href="#__RefHeading___Toc222_238876366" text:style-name="Index_20_Link" text:visited-style-name="Index_20_Link"><text:tab/>2</text:a></text:p>
          <text:p text:style-name="P13"><text:a xlink:type="simple" xlink:href="#__RefHeading___Toc224_238876366" text:style-name="Index_20_Link" text:visited-style-name="Index_20_Link"><text:span text:style-name="T17">4. </text:span></text:a><text:a xlink:type="simple" xlink:href="#__RefHeading___Toc224_238876366" text:style-name="Index_20_Link" text:visited-style-name="Index_20_Link"><text:span text:style-name="T17">Какая модель является наиболее популярной на текущий момент в мире и отлично подходит для большинства решений уровня enterprise?</text:span></text:a><text:a xlink:type="simple" xlink:href="#__RefHeading___Toc224_238876366" text:style-name="Index_20_Link" text:visited-style-name="Index_20_Link"><text:tab/>2</text:a></text:p>
          <text:p text:style-name="P13"><text:a xlink:type="simple" xlink:href="#__RefHeading___Toc226_238876366" text:style-name="Index_20_Link" text:visited-style-name="Index_20_Link"><text:span text:style-name="T17">Следующая часть задания включает практическое выделение слоев отдельно взятой ИС:</text:span></text:a><text:a xlink:type="simple" xlink:href="#__RefHeading___Toc226_238876366" text:style-name="Index_20_Link" text:visited-style-name="Index_20_Link"><text:tab/>2</text:a></text:p>
          <text:p text:style-name="P13"><text:a xlink:type="simple" xlink:href="#__RefHeading___Toc228_238876366" text:style-name="Index_20_Link" text:visited-style-name="Index_20_Link"><text:span text:style-name="T17">* Для желающих повысить свой уровень: нарисуйте UML диаграмму прецедентов, позволяющую</text:span></text:a><text:a xlink:type="simple" xlink:href="#__RefHeading___Toc228_238876366" text:style-name="Index_20_Link" text:visited-style-name="Index_20_Link"><text:tab/>3</text:a></text:p>
          <text:p text:style-name="P11"><text:a xlink:type="simple" xlink:href="#__RefHeading___Toc211_238876366" text:style-name="Index_20_Link" text:visited-style-name="Index_20_Link">Окружение Dev (с заметками)<text:tab/>3</text:a></text:p>
        </text:index-body>
      </text:table-of-content>
      <text:p text:style-name="P1"/>
      <text:p text:style-name="P1"/>
      <text:h text:style-name="Heading_20_1" text:outline-level="1"><text:bookmark-start text:name="__RefHeading___Toc216_238876366"/>Практическое задание «Многоуровневая модель приложения» по курсу «Разработчик JavaEE»<text:bookmark-end text:name="__RefHeading___Toc216_238876366"/></text:h>
      <text:p text:style-name="P1"/>
      <text:p text:style-name="P1"><text:span text:style-name="Citation"><text:span text:style-name="T20">В рамках данного задания необходимо познакомиться с архитектурой современных enterprise (и</text:span></text:span></text:p>
      <text:p text:style-name="P1"><text:span text:style-name="Citation"><text:span text:style-name="T20">не только) приложений, а также практически научиться выделять основные уровни/звенья, на</text:span></text:span></text:p>
      <text:p text:style-name="P1"><text:span text:style-name="Citation"><text:span text:style-name="T20">которых оно базируется на примере некоторой информационной системы (ИС).</text:span></text:span></text:p>
      <text:p text:style-name="P1"><text:span text:style-name="Citation"/></text:p>
      <text:h text:style-name="P12" text:outline-level="2"><text:bookmark-start text:name="__RefHeading___Toc218_238876366"/><text:span text:style-name="T16">1. </text:span>Какие основные модели приложений Вам известны? Приведите примеры каждого из известных случаев.<text:bookmark-end text:name="__RefHeading___Toc218_238876366"/></text:h>
      <text:p text:style-name="P10"/>
      <text:h text:style-name="Heading_20_2" text:outline-level="2"><text:bookmark-start text:name="__RefHeading___Toc220_238876366"/><text:soft-page-break/><text:span text:style-name="Citation"><text:span text:style-name="T19">2. </text:span></text:span><text:span text:style-name="Citation"><text:span text:style-name="T18">Объясните разницу между ними, в каких случаях стоит применять тот или иной подход?</text:span></text:span><text:bookmark-end text:name="__RefHeading___Toc220_238876366"/></text:h>
      <text:h text:style-name="Heading_20_2" text:outline-level="2"><text:span text:style-name="Citation"><text:span text:style-name="T18"/></text:span></text:h>
      <text:h text:style-name="Heading_20_2" text:outline-level="2"><text:bookmark-start text:name="__RefHeading___Toc222_238876366"/><text:span text:style-name="Citation"><text:span text:style-name="T19">3. </text:span></text:span><text:span text:style-name="Citation"><text:span text:style-name="T18">Как Вы понимаете, что скрывается за понятиями тонкого и толстого клиента. Приведите пример яркого представителя thin-клиента.</text:span></text:span><text:bookmark-end text:name="__RefHeading___Toc222_238876366"/></text:h>
      <text:h text:style-name="Heading_20_2" text:outline-level="2"><text:span text:style-name="Citation"><text:span text:style-name="T18"/></text:span></text:h>
      <text:h text:style-name="Heading_20_2" text:outline-level="2"><text:bookmark-start text:name="__RefHeading___Toc224_238876366"/><text:span text:style-name="Citation"><text:span text:style-name="T19">4. </text:span></text:span><text:span text:style-name="Citation"><text:span text:style-name="T18">Какая модель является наиболее популярной на текущий момент в мире и отлично подходит для большинства решений уровня enterprise?</text:span></text:span><text:bookmark-end text:name="__RefHeading___Toc224_238876366"/></text:h>
      <text:h text:style-name="Heading_20_2" text:outline-level="2"><text:span text:style-name="Citation"/></text:h>
      <text:p text:style-name="Standard"><text:span text:style-name="Citation"/></text:p>
      <text:h text:style-name="Heading_20_2" text:outline-level="2"><text:bookmark-start text:name="__RefHeading___Toc226_238876366"/><text:span text:style-name="Citation"><text:span text:style-name="T18">Следующая часть задания включает практическое выделение слоев отдельно взятой ИС:</text:span></text:span><text:bookmark-end text:name="__RefHeading___Toc226_238876366"/></text:h>
      <text:p text:style-name="P1"><text:span text:style-name="Citation"><text:span text:style-name="T20">Представим ситуацию: имеется в распоряжении организация «Рога и Копыта», сотрудники</text:span></text:span></text:p>
      <text:p text:style-name="P1"><text:span text:style-name="Citation"><text:span text:style-name="T20">которой имеют доступ к некоторой внутренней ИС. В этой системе хранится информация о всех сотрудниках организации, обратиться к которой можно согласно предоставленному уровнюдоступа (ролевое разграничение доступа) по следующим правилам:</text:span></text:span></text:p>
      <text:p text:style-name="P1"><text:span text:style-name="Citation"><text:span text:style-name="T21">1. </text:span></text:span><text:span text:style-name="Citation"><text:span text:style-name="T20">Каждый зарегистрированный сотрудник (имеющий логин/пароль для входа в систему)</text:span></text:span></text:p>
      <text:p text:style-name="P1"><text:span text:style-name="Citation"><text:span text:style-name="T20">может получить информацию о любом другом сотруднике: ФИО, название подразделения</text:span></text:span></text:p>
      <text:p text:style-name="P1"><text:span text:style-name="Citation"><text:span text:style-name="T20">и город, в котором он/она работает, должность, внутренний номер телефона сотрудника,</text:span></text:span></text:p>
      <text:p text:style-name="P1"><text:span text:style-name="Citation"><text:span text:style-name="T20">а также личный почтовый ящик</text:span></text:span></text:p>
      <text:p text:style-name="P1"><text:span text:style-name="Citation"><text:span text:style-name="T21">2. </text:span></text:span><text:span text:style-name="Citation"><text:span text:style-name="T20">Бухгалтера имеют доступ к заработной плате каждого сотрудника с возможностью ее</text:span></text:span></text:p>
      <text:p text:style-name="P1"><text:span text:style-name="Citation"><text:span text:style-name="T20">индексации (увеличения) и депремирования</text:span></text:span></text:p>
      <text:p text:style-name="P1"><text:span text:style-name="Citation"><text:span text:style-name="T21">3. </text:span></text:span><text:span text:style-name="Citation"><text:span text:style-name="T20">HR-специалисты способны редактировать персональную информацию о каждом, кроме</text:span></text:span></text:p>
      <text:p text:style-name="P1"><text:span text:style-name="Citation"><text:span text:style-name="T20">оклада, а также удалять сотрудников из реестра</text:span></text:span></text:p>
      <text:p text:style-name="P1"><text:span text:style-name="Citation"><text:span text:style-name="T21">4. </text:span></text:span><text:span text:style-name="Citation"><text:span text:style-name="T20">Директор компании (представлен в системе в единственном экземпляре) имеет все права,</text:span></text:span></text:p>
      <text:p text:style-name="P1"><text:span text:style-name="Citation"><text:span text:style-name="T20">описанные выше.</text:span></text:span></text:p>
      <text:p text:style-name="P1"><text:span text:style-name="Citation"><text:span text:style-name="T20">От Вас требуется обозначить основные уровни приложения, которые важны во время ее</text:span></text:span></text:p>
      <text:p text:style-name="P1"><text:span text:style-name="Citation"><text:span text:style-name="T20">разработки, с кратким описанием предназначения каждого из них. Попытайтесь ответить на</text:span></text:span></text:p>
      <text:p text:style-name="P1"><text:span text:style-name="Citation"><text:span text:style-name="T20">вопрос: «Почему этот слой вообще представлен и есть ли возможность его не использовать?».</text:span></text:span></text:p>
      <text:p text:style-name="P1"><text:span text:style-name="Citation"><text:span text:style-name="T20">Решение данной задачи позволит в последующих заданиях более детально сконцентрироваться</text:span></text:span></text:p>
      <text:p text:style-name="P1"><text:span text:style-name="Citation"><text:span text:style-name="T20">на каждом из перечисленных уровней в отдельности.</text:span></text:span></text:p>
      <text:h text:style-name="Heading_20_2" text:outline-level="2"><text:bookmark-start text:name="__RefHeading___Toc228_238876366"/><text:soft-page-break/><text:span text:style-name="Citation"><text:span text:style-name="T17">* Для желающих повысить свой уровень: нарисуйте UML диаграмму прецедентов, позволяющую</text:span></text:span><text:bookmark-end text:name="__RefHeading___Toc228_238876366"/></text:h>
      <text:p text:style-name="P1"><text:span text:style-name="Citation"><text:span text:style-name="T20">визуально представить процесс взаимодействия пользователей с описанной выше ИС.</text:span></text:span></text:p>
      <text:p text:style-name="P1"/>
      <text:h text:style-name="Heading_20_1" text:outline-level="1"><text:bookmark-start text:name="__RefHeading___Toc211_238876366"/>Окружение Dev <text:span text:style-name="T7">(с заметками)</text:span><text:line-break/><text:bookmark-end text:name="__RefHeading___Toc211_238876366"/></text:h>
      <text:p text:style-name="P4">OS: ubuntu 17.10</text:p>
      <text:p text:style-name="P4"/>
      <text:p text:style-name="P1">jdk: openjdk version "1.8.0_171"<text:tab/><text:span text:style-name="T13">//</text:span><text:span text:style-name="T15">TODO migrate all JavaEE Dev to Docker</text:span></text:p>
      <text:p text:style-name="P1"><text:tab/><text:span text:style-name="T4">переключение между 8 и 10</text:span></text:p>
      <text:p text:style-name="P5"><text:tab/><text:span text:style-name="T2"><text:tab/></text:span><text:span text:style-name="T5">$ </text:span><text:span text:style-name="T9">s</text:span><text:span text:style-name="T5">udo update-alternatives --config java</text:span></text:p>
      <text:p text:style-name="P8"><text:tab/><text:tab/>$ sudo update-alternatives --config javac</text:p>
      <text:p text:style-name="P3"><text:span text:style-name="T8"><text:tab/><text:tab/><text:tab/>* </text:span><text:span text:style-name="Source_20_Text"><text:span text:style-name="T6">keytool</text:span></text:span><text:span text:style-name="T6">, </text:span><text:span text:style-name="Source_20_Text"><text:span text:style-name="T6">javadoc</text:span></text:span><text:span text:style-name="T6"> and </text:span><text:span text:style-name="Source_20_Text"><text:span text:style-name="T6">jarsigner</text:span></text:span><text:span text:style-name="T6">.</text:span></text:p>
      <text:p text:style-name="P3"><text:span text:style-name="T6"><text:tab/><text:tab/>$ sudo vim /etc/environment</text:span></text:p>
      <text:p text:style-name="P3"><text:span text:style-name="T6"><text:tab/><text:tab/>$ source /etc/environment </text:span></text:p>
      <text:p text:style-name="P3"><text:span text:style-name="T6"><text:tab/><text:tab/>$ echo $JAVA_HOME</text:span></text:p>
      <text:p text:style-name="P3"><text:span text:style-name="T6"><text:tab/><text:tab/><text:tab/>/usr/lib/jvm/java-8-openjdk-amd64/bin/</text:span></text:p>
      <text:p text:style-name="P7"/>
      <text:p text:style-name="P1">idea <text:span text:style-name="T1">ultimate:</text:span> <text:span text:style-name="T12">18.2.3</text:span></text:p>
      <text:p text:style-name="P7"><text:tab/>/home/lsua/bin/idea-IU-182.4323.46/bin/<text:span text:style-name="T12">idea.sh</text:span></text:p>
      <text:p text:style-name="P1"/>
      <text:p text:style-name="P1">glassfish 5 full: Open Source Edition 5.0</text:p>
      <text:p text:style-name="P1"><text:tab/><text:a xlink:type="simple" xlink:href="../../../../../../bin/glassfish5/glassfish/docs/quickstart.html" text:style-name="Internet_20_link" text:visited-style-name="Visited_20_Internet_20_Link">GlassFish Server 5.0 Quick Start Guide</text:a> <text:span text:style-name="T10">(local)</text:span></text:p>
      <text:p text:style-name="P2"><text:tab/><text:a xlink:type="simple" xlink:href="https://javaee.github.io/glassfish/documentation" text:style-name="Internet_20_link" text:visited-style-name="Visited_20_Internet_20_Link">GlassFish Documentation</text:a><text:line-break/><text:span text:style-name="T6"><text:tab/>$ cd ~/bin/glassfish5/glassfish/bin</text:span></text:p>
      <text:p text:style-name="P7"><text:tab/>$ sudo ./asadmin start-domain</text:p>
      <text:p text:style-name="P7"><text:tab/>$ sudo ./asadmin stop-domain</text:p>
      <text:p text:style-name="P1"/>
      <text:p text:style-name="P1">tomcat: <text:s/>8.5.21-1ubuntu1.1 <text:tab/><text:tab/><text:span text:style-name="T13">//</text:span><text:span text:style-name="T14">TODO crossed port 8080 with glassfish</text:span></text:p>
      <text:p text:style-name="P1"><text:tab/><text:a xlink:type="simple" xlink:href="../../../../../../../../usr/share/tomcat8-docs/docs/index.html" text:style-name="Internet_20_link" text:visited-style-name="Visited_20_Internet_20_Link">Apache Tomcat 8 Documentation Index</text:a> <text:span text:style-name="T11">(local)</text:span></text:p>
      <text:p text:style-name="P7"><text:tab/>$ sudo service tomcat8 start</text:p>
      <text:p text:style-name="P9"><text:tab/>$ sudo service tomcat8 st<text:span text:style-name="T11">op</text:span></text:p>
      <text:p text:style-name="P2"><text:tab/></text:p>
      <text:p text:style-name="P1">соединение idea и glassfish:</text:p>
      <text:p text:style-name="P1">соединение idea и tomcat:</text:p>
      <text:p text:style-name="P1"><text:tab/><text:span text:style-name="T12">позже</text:span><text:tab/></text:p>
      <text:p text:style-name="P1"/>
      <text:p text:style-name="P4">visual paradigm: <text:span text:style-name="T6">CE 14.2</text:span></text:p>
      <text:p text:style-name="P6"><text:tab/><text:span text:style-name="T3">/home/lsua/bin/Visual_Paradigm_CE_14.2/bin/Visual_Paradigm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0" meta:image-count="0" meta:object-count="0" meta:page-count="3" meta:paragraph-count="65" meta:word-count="535" meta:character-count="4079" meta:non-whitespace-character-count="3575"/>
  </office:meta>
</office:document-meta>
</file>